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5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/>
    </style:style>
    <style:style style:name="T1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633cm" svg:x="5.808cm" svg:y="16.448cm">
          <text:list text:style-name="L3">
            <text:list-header>
              <text:p text:style-name="P4"><text:span text:style-name="T1">1 Store</text:span></text:p>
            </text:list-header>
            <text:list-item>
              <text:p text:style-name="P4"><text:span text:style-name="T1">mail resources</text:span></text:p>
            </text:list-item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9.638cm" svg:height="0.854cm" svg:x="14.035cm" svg:y="5.643cm">
          <text:list text:style-name="L3">
            <text:list-item>
              <text:p text:style-name="P19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5" draw:text-style-name="P30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6" draw:text-style-name="P30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2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draw:layer="layout" svg:width="7.868cm" svg:height="0.854cm" svg:x="28.667cm" svg:y="21.331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0" draw:layer="layout" svg:width="8.224cm" svg:height="0.854cm" svg:x="28.651cm" svg:y="22.035cm">
          <text:list text:style-name="L3">
            <text:list-item>
              <text:p text:style-name="P9"><text:span text:style-name="T1">Resource Retrieval Agent </text:span><text:span text:style-name="T1"><text:tab/></text:span><text:span text:style-name="T1">(RR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4" draw:layer="layout" svg:width="6.405cm" svg:height="1.346cm" svg:x="14.27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2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3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4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5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6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8T23:02:26.631372588</dc:date>
    <dc:creator>Igor Zboran</dc:creator>
    <meta:editing-duration>P2DT11H50M47S</meta:editing-duration>
    <meta:editing-cycles>554</meta:editing-cycles>
    <meta:generator>LibreOffice/24.2.6.2$Linux_X86_64 LibreOffice_project/8e9a753d9daaea75c34b417ba1bdf556bf2fc5b3</meta:generator>
    <meta:document-statistic meta:object-count="70"/>
  </office:meta>
</office:document-meta>
</file>